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113.249999999990933pt"/>
    </style:style>
    <style:style style:name="co2" style:family="table-column">
      <style:table-column-properties style:column-width="86.749999999987466pt"/>
    </style:style>
    <style:style style:name="co3" style:family="table-column">
      <style:table-column-properties style:column-width="77.999999999993747pt"/>
    </style:style>
    <style:style style:name="co4" style:family="table-column">
      <style:table-column-properties style:column-width="80.999999999993491pt"/>
    </style:style>
    <style:style style:name="co5" style:family="table-column">
      <style:table-column-properties style:column-width="67.000000000000000pt"/>
    </style:style>
    <style:style style:name="ce1" style:family="table-cell"/>
    <style:style style:name="ce2" style:family="table-cell">
      <style:table-cell-properties fo:border-left="1pt solid #000000" fo:border-top="1pt solid #000000"/>
    </style:style>
    <style:style style:name="ce3" style:family="table-cell">
      <style:table-cell-properties fo:border-top="1pt solid #000000"/>
    </style:style>
    <style:style style:name="ce4" style:family="table-cell">
      <style:table-cell-properties fo:border-right="1pt solid #000000" fo:border-top="1pt solid #000000"/>
    </style:style>
    <style:style style:name="ce5" style:family="table-cell">
      <style:table-cell-properties fo:border-left="1pt solid #000000"/>
    </style:style>
    <style:style style:name="ce6" style:family="table-cell">
      <style:table-cell-properties fo:border-right="1pt solid #000000"/>
    </style:style>
    <style:style style:name="ce7" style:data-style-name="N1" style:family="table-cell">
      <style:table-cell-properties fo:border-left="1pt solid #000000"/>
      <style:text-properties fo:color="#31363b"/>
    </style:style>
    <style:style style:name="ce8" style:data-style-name="N1" style:family="table-cell">
      <style:table-cell-properties fo:border-bottom="1pt solid #000000" fo:border-left="1pt solid #000000"/>
      <style:text-properties fo:color="#31363b"/>
    </style:style>
    <style:style style:name="ce9" style:family="table-cell">
      <style:table-cell-properties fo:border-bottom="1pt solid #000000"/>
    </style:style>
    <style:style style:name="ce10" style:family="table-cell">
      <style:table-cell-properties fo:border-bottom="1pt solid #000000" fo:border-right="1pt solid #000000"/>
    </style:style>
    <style:style style:name="ce11" style:family="table-cell">
      <style:table-cell-properties fo:border-bottom="1pt solid #000000" fo:border-left="1pt solid #000000"/>
    </style:style>
    <number:number-style style:name="N1">
      <number:number number:decimal-places="2" number:min-integer-digits="1"/>
    </number:number-style>
  </office:automatic-styles>
  <office:body>
    <office:spreadsheet>
      <table:calculation-settings/>
      <table:table table:name="Sheet1" table:style-name="ta1">
        <table:table-column table:style-name="co1"/>
        <table:table-column table:style-name="co2"/>
        <table:table-column table:style-name="co3"/>
        <table:table-column table:style-name="co4"/>
        <table:table-column table:style-name="co5"/>
        <table:table-column table:number-columns-repeated="6"/>
        <table:table-row>
          <table:table-cell office:value-type="string" office:string-value="#/(disk,front)">
            <text:p>#/(disk,front)</text:p>
          </table:table-cell>
          <table:table-cell office:value-type="string" office:string-value="(nao,nao)">
            <text:p>(nao,nao)</text:p>
          </table:table-cell>
          <table:table-cell office:value-type="string" office:string-value="(nao,sim)">
            <text:p>(nao,sim)</text:p>
          </table:table-cell>
          <table:table-cell office:value-type="string" office:string-value="(sim,nao)">
            <text:p>(sim,nao)</text:p>
          </table:table-cell>
          <table:table-cell office:value-type="string" office:string-value="(sim,sim)">
            <text:p>(sim,sim)</text:p>
          </table:table-cell>
          <table:table-cell office:value-type="string" office:string-value="lento">
            <text:p>lento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359">
            <text:p>4359</text:p>
          </table:table-cell>
          <table:table-cell office:value-type="float" office:value="3821">
            <text:p>3821</text:p>
          </table:table-cell>
          <table:table-cell office:value-type="float" office:value="1999">
            <text:p>1999</text:p>
          </table:table-cell>
          <table:table-cell office:value-type="float" office:value="1954">
            <text:p>1954</text:p>
          </table:table-cell>
          <table:table-cell office:value-type="float" office:value="4263">
            <text:p>4263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3260">
            <text:p>3260</text:p>
          </table:table-cell>
          <table:table-cell office:value-type="float" office:value="3143">
            <text:p>3143</text:p>
          </table:table-cell>
          <table:table-cell office:value-type="float" office:value="1964">
            <text:p>1964</text:p>
          </table:table-cell>
          <table:table-cell office:value-type="float" office:value="1549">
            <text:p>1549</text:p>
          </table:table-cell>
          <table:table-cell office:value-type="float" office:value="3671">
            <text:p>367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3783">
            <text:p>3783</text:p>
          </table:table-cell>
          <table:table-cell office:value-type="float" office:value="2772">
            <text:p>2772</text:p>
          </table:table-cell>
          <table:table-cell office:value-type="float" office:value="2008">
            <text:p>2008</text:p>
          </table:table-cell>
          <table:table-cell office:value-type="float" office:value="1686">
            <text:p>1686</text:p>
          </table:table-cell>
          <table:table-cell office:value-type="float" office:value="3741">
            <text:p>374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766">
            <text:p>2766</text:p>
          </table:table-cell>
          <table:table-cell office:value-type="float" office:value="2904">
            <text:p>2904</text:p>
          </table:table-cell>
          <table:table-cell office:value-type="float" office:value="2183">
            <text:p>2183</text:p>
          </table:table-cell>
          <table:table-cell office:value-type="float" office:value="1502">
            <text:p>1502</text:p>
          </table:table-cell>
          <table:table-cell office:value-type="float" office:value="4315">
            <text:p>4315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2781">
            <text:p>2781</text:p>
          </table:table-cell>
          <table:table-cell office:value-type="float" office:value="2701">
            <text:p>2701</text:p>
          </table:table-cell>
          <table:table-cell office:value-type="float" office:value="1499">
            <text:p>1499</text:p>
          </table:table-cell>
          <table:table-cell office:value-type="float" office:value="1482">
            <text:p>1482</text:p>
          </table:table-cell>
          <table:table-cell office:value-type="float" office:value="3995">
            <text:p>3995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549">
            <text:p>2549</text:p>
          </table:table-cell>
          <table:table-cell office:value-type="float" office:value="2599">
            <text:p>2599</text:p>
          </table:table-cell>
          <table:table-cell office:value-type="float" office:value="1789">
            <text:p>1789</text:p>
          </table:table-cell>
          <table:table-cell office:value-type="float" office:value="2149">
            <text:p>2149</text:p>
          </table:table-cell>
          <table:table-cell office:value-type="float" office:value="5080">
            <text:p>5080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793">
            <text:p>2793</text:p>
          </table:table-cell>
          <table:table-cell office:value-type="float" office:value="3607">
            <text:p>3607</text:p>
          </table:table-cell>
          <table:table-cell office:value-type="float" office:value="2413">
            <text:p>2413</text:p>
          </table:table-cell>
          <table:table-cell office:value-type="float" office:value="2705">
            <text:p>2705</text:p>
          </table:table-cell>
          <table:table-cell office:value-type="float" office:value="4762">
            <text:p>4762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3212">
            <text:p>3212</text:p>
          </table:table-cell>
          <table:table-cell office:value-type="float" office:value="4288">
            <text:p>4288</text:p>
          </table:table-cell>
          <table:table-cell office:value-type="float" office:value="2492">
            <text:p>2492</text:p>
          </table:table-cell>
          <table:table-cell office:value-type="float" office:value="2406">
            <text:p>2406</text:p>
          </table:table-cell>
          <table:table-cell office:value-type="float" office:value="5990">
            <text:p>5990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2773">
            <text:p>2773</text:p>
          </table:table-cell>
          <table:table-cell office:value-type="float" office:value="3198">
            <text:p>3198</text:p>
          </table:table-cell>
          <table:table-cell office:value-type="float" office:value="1878">
            <text:p>1878</text:p>
          </table:table-cell>
          <table:table-cell office:value-type="float" office:value="2147">
            <text:p>2147</text:p>
          </table:table-cell>
          <table:table-cell office:value-type="float" office:value="6017">
            <text:p>6017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3277">
            <text:p>3277</text:p>
          </table:table-cell>
          <table:table-cell office:value-type="float" office:value="4775">
            <text:p>4775</text:p>
          </table:table-cell>
          <table:table-cell office:value-type="float" office:value="2478">
            <text:p>2478</text:p>
          </table:table-cell>
          <table:table-cell office:value-type="float" office:value="1685">
            <text:p>1685</text:p>
          </table:table-cell>
          <table:table-cell office:value-type="float" office:value="4324">
            <text:p>4324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2645">
            <text:p>2645</text:p>
          </table:table-cell>
          <table:table-cell office:value-type="float" office:value="2211">
            <text:p>2211</text:p>
          </table:table-cell>
          <table:table-cell office:value-type="float" office:value="1849">
            <text:p>1849</text:p>
          </table:table-cell>
          <table:table-cell office:value-type="float" office:value="1852">
            <text:p>1852</text:p>
          </table:table-cell>
          <table:table-cell office:value-type="float" office:value="6483">
            <text:p>6483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2664">
            <text:p>2664</text:p>
          </table:table-cell>
          <table:table-cell office:value-type="float" office:value="2694">
            <text:p>2694</text:p>
          </table:table-cell>
          <table:table-cell office:value-type="float" office:value="2250">
            <text:p>2250</text:p>
          </table:table-cell>
          <table:table-cell office:value-type="float" office:value="1650">
            <text:p>1650</text:p>
          </table:table-cell>
          <table:table-cell office:value-type="float" office:value="5887">
            <text:p>5887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3510">
            <text:p>3510</text:p>
          </table:table-cell>
          <table:table-cell office:value-type="float" office:value="3135">
            <text:p>3135</text:p>
          </table:table-cell>
          <table:table-cell office:value-type="float" office:value="2425">
            <text:p>2425</text:p>
          </table:table-cell>
          <table:table-cell office:value-type="float" office:value="1848">
            <text:p>1848</text:p>
          </table:table-cell>
          <table:table-cell office:value-type="float" office:value="4257">
            <text:p>4257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717">
            <text:p>2717</text:p>
          </table:table-cell>
          <table:table-cell office:value-type="float" office:value="3734">
            <text:p>3734</text:p>
          </table:table-cell>
          <table:table-cell office:value-type="float" office:value="1833">
            <text:p>1833</text:p>
          </table:table-cell>
          <table:table-cell office:value-type="float" office:value="2018">
            <text:p>2018</text:p>
          </table:table-cell>
          <table:table-cell office:value-type="float" office:value="3214">
            <text:p>3214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3076">
            <text:p>3076</text:p>
          </table:table-cell>
          <table:table-cell office:value-type="float" office:value="4664">
            <text:p>4664</text:p>
          </table:table-cell>
          <table:table-cell office:value-type="float" office:value="1924">
            <text:p>1924</text:p>
          </table:table-cell>
          <table:table-cell office:value-type="float" office:value="2076">
            <text:p>2076</text:p>
          </table:table-cell>
          <table:table-cell office:value-type="float" office:value="4523">
            <text:p>4523</text:p>
          </table:table-cell>
        </table:table-row>
        <table:table-row>
          <table:table-cell office:value-type="string" office:string-value="Média">
            <text:p>Média</text:p>
          </table:table-cell>
          <table:table-cell office:value-type="float" office:value="3077.66666666667" table:style-name="ce1" table:formula="=SUM([.B2:.B16])/15">
            <text:p>3077,666667</text:p>
          </table:table-cell>
          <table:table-cell office:value-type="float" office:value="3349.73333333333" table:style-name="ce1" table:formula="=SUM([.C2:.C16])/15">
            <text:p>3349,733333</text:p>
          </table:table-cell>
          <table:table-cell office:value-type="float" office:value="2065.6" table:style-name="ce1" table:formula="=SUM([.D2:.D16])/15">
            <text:p>2065,6</text:p>
          </table:table-cell>
          <table:table-cell office:value-type="float" office:value="1913.93333333333" table:style-name="ce1" table:formula="=SUM([.E2:.E16])/15">
            <text:p>1913,933333</text:p>
          </table:table-cell>
          <table:table-cell office:value-type="float" office:value="4701.46666666667" table:style-name="ce1" table:formula="=SUM([.F2:.F16])/15">
            <text:p>4701,466667</text:p>
          </table:table-cell>
          <table:table-cell office:value-type="string" office:string-value="" table:style-name="ce1" table:number-columns-repeated="4"/>
        </table:table-row>
        <table:table-row>
          <table:table-cell office:value-type="string" office:string-value="#/Carga de trabalho" table:style-name="ce1">
            <text:p>#/Carga de trabalho</text:p>
          </table:table-cell>
          <table:table-cell office:value-type="string" office:string-value="(nao, nao) Front" table:style-name="ce2">
            <text:p>(nao, nao) Front</text:p>
          </table:table-cell>
          <table:table-cell office:value-type="string" office:string-value="(nao, nao) CPU" table:style-name="ce3">
            <text:p>(nao, nao) CPU</text:p>
          </table:table-cell>
          <table:table-cell office:value-type="string" office:string-value="(nao, nao) Disk" table:style-name="ce4">
            <text:p>(nao, nao) Disk</text:p>
          </table:table-cell>
          <table:table-cell office:value-type="string" office:string-value="lento Front" table:style-name="ce3">
            <text:p>lento Front</text:p>
          </table:table-cell>
          <table:table-cell office:value-type="string" office:string-value="lento CPU" table:style-name="ce3">
            <text:p>lento CPU</text:p>
          </table:table-cell>
          <table:table-cell office:value-type="string" office:string-value="lento Disk" table:style-name="ce3">
            <text:p>lento Disk</text:p>
          </table:table-cell>
          <table:table-cell office:value-type="string" office:string-value="(nao, sim) Front" table:style-name="ce2">
            <text:p>(nao, sim) Front</text:p>
          </table:table-cell>
          <table:table-cell office:value-type="string" office:string-value="(nao, sim) CPU" table:style-name="ce3">
            <text:p>(nao, sim) CPU</text:p>
          </table:table-cell>
          <table:table-cell office:value-type="string" office:string-value="nao, sim) Disk" table:style-name="ce4">
            <text:p>nao, sim) Disk</text:p>
          </table:table-cell>
          <table:table-cell office:value-type="string" office:string-value="" table:style-name="ce1"/>
        </table:table-row>
        <table:table-row>
          <table:table-cell office:value-type="string" office:string-value="" table:style-name="ce1"/>
          <table:table-cell office:value-type="float" office:value="0.238313" table:style-name="ce5">
            <text:p>0,238313</text:p>
          </table:table-cell>
          <table:table-cell office:value-type="float" office:value="0.518732">
            <text:p>0,518732</text:p>
          </table:table-cell>
          <table:table-cell office:value-type="float" office:value="0.964024" table:style-name="ce6">
            <text:p>0,964024</text:p>
          </table:table-cell>
          <table:table-cell office:value-type="float" office:value="0.299212" table:style-name="ce1">
            <text:p>0,299212</text:p>
          </table:table-cell>
          <table:table-cell office:value-type="float" office:value="0.525217">
            <text:p>0,525217</text:p>
          </table:table-cell>
          <table:table-cell office:value-type="float" office:value="0.974006" table:style-name="ce1">
            <text:p>0,974006</text:p>
          </table:table-cell>
          <table:table-cell office:value-type="float" office:value="0.151014" table:style-name="ce5">
            <text:p>0,151014</text:p>
          </table:table-cell>
          <table:table-cell office:value-type="float" office:value="0.327482">
            <text:p>0,327482</text:p>
          </table:table-cell>
          <table:table-cell office:value-type="float" office:value="0.550744" table:style-name="ce6">
            <text:p>0,550744</text:p>
          </table:table-cell>
          <table:table-cell office:value-type="string" office:string-value="" table:style-name="ce1"/>
        </table:table-row>
        <table:table-row>
          <table:table-cell office:value-type="string" office:string-value="" table:style-name="ce1"/>
          <table:table-cell office:value-type="float" office:value="0.308853" table:style-name="ce5">
            <text:p>0,308853</text:p>
          </table:table-cell>
          <table:table-cell office:value-type="float" office:value="0.574021">
            <text:p>0,574021</text:p>
          </table:table-cell>
          <table:table-cell office:value-type="float" office:value="0.930749" table:style-name="ce6">
            <text:p>0,930749</text:p>
          </table:table-cell>
          <table:table-cell office:value-type="float" office:value="0.405341" table:style-name="ce1">
            <text:p>0,405341</text:p>
          </table:table-cell>
          <table:table-cell office:value-type="float" office:value="0.460579">
            <text:p>0,460579</text:p>
          </table:table-cell>
          <table:table-cell office:value-type="float" office:value="0.823146" table:style-name="ce1">
            <text:p>0,823146</text:p>
          </table:table-cell>
          <table:table-cell office:value-type="float" office:value="0.152206" table:style-name="ce5">
            <text:p>0,152206</text:p>
          </table:table-cell>
          <table:table-cell office:value-type="float" office:value="0.603739">
            <text:p>0,603739</text:p>
          </table:table-cell>
          <table:table-cell office:value-type="float" office:value="0.967238" table:style-name="ce6">
            <text:p>0,967238</text:p>
          </table:table-cell>
          <table:table-cell office:value-type="string" office:string-value="" table:style-name="ce1"/>
        </table:table-row>
        <table:table-row>
          <table:table-cell office:value-type="string" office:string-value="" table:style-name="ce1"/>
          <table:table-cell office:value-type="float" office:value="0.27374" table:style-name="ce7">
            <text:p>0,27</text:p>
          </table:table-cell>
          <table:table-cell office:value-type="float" office:value="0.424828">
            <text:p>0,424828</text:p>
          </table:table-cell>
          <table:table-cell office:value-type="float" office:value="0.618109" table:style-name="ce6">
            <text:p>0,618109</text:p>
          </table:table-cell>
          <table:table-cell office:value-type="float" office:value="0.411713" table:style-name="ce1">
            <text:p>0,411713</text:p>
          </table:table-cell>
          <table:table-cell office:value-type="float" office:value="0.409631">
            <text:p>0,409631</text:p>
          </table:table-cell>
          <table:table-cell office:value-type="float" office:value="0.706784" table:style-name="ce1">
            <text:p>0,706784</text:p>
          </table:table-cell>
          <table:table-cell office:value-type="float" office:value="0.159262" table:style-name="ce5">
            <text:p>0,159262</text:p>
          </table:table-cell>
          <table:table-cell office:value-type="float" office:value="0.436107">
            <text:p>0,436107</text:p>
          </table:table-cell>
          <table:table-cell office:value-type="float" office:value="0.726764" table:style-name="ce6">
            <text:p>0,726764</text:p>
          </table:table-cell>
          <table:table-cell office:value-type="string" office:string-value="" table:style-name="ce1"/>
        </table:table-row>
        <table:table-row>
          <table:table-cell office:value-type="string" office:string-value="" table:style-name="ce1"/>
          <table:table-cell office:value-type="float" office:value="0.360015" table:style-name="ce7">
            <text:p>0,36</text:p>
          </table:table-cell>
          <table:table-cell office:value-type="float" office:value="0.525618">
            <text:p>0,525618</text:p>
          </table:table-cell>
          <table:table-cell office:value-type="float" office:value="0.948549" table:style-name="ce6">
            <text:p>0,948549</text:p>
          </table:table-cell>
          <table:table-cell office:value-type="float" office:value="0.423615" table:style-name="ce1">
            <text:p>0,423615</text:p>
          </table:table-cell>
          <table:table-cell office:value-type="float" office:value="0.361306">
            <text:p>0,361306</text:p>
          </table:table-cell>
          <table:table-cell office:value-type="float" office:value="0.485993" table:style-name="ce1">
            <text:p>0,485993</text:p>
          </table:table-cell>
          <table:table-cell office:value-type="float" office:value="0.172475" table:style-name="ce5">
            <text:p>0,172475</text:p>
          </table:table-cell>
          <table:table-cell office:value-type="float" office:value="0.550322">
            <text:p>0,550322</text:p>
          </table:table-cell>
          <table:table-cell office:value-type="float" office:value="0.91511" table:style-name="ce6">
            <text:p>0,91511</text:p>
          </table:table-cell>
          <table:table-cell office:value-type="string" office:string-value="" table:style-name="ce1"/>
        </table:table-row>
        <table:table-row>
          <table:table-cell office:value-type="string" office:string-value="" table:style-name="ce1"/>
          <table:table-cell office:value-type="float" office:value="0.359235" table:style-name="ce7">
            <text:p>0,36</text:p>
          </table:table-cell>
          <table:table-cell office:value-type="float" office:value="0.457322">
            <text:p>0,457322</text:p>
          </table:table-cell>
          <table:table-cell office:value-type="float" office:value="0.619754" table:style-name="ce6">
            <text:p>0,619754</text:p>
          </table:table-cell>
          <table:table-cell office:value-type="float" office:value="0.40252" table:style-name="ce1">
            <text:p>0,40252</text:p>
          </table:table-cell>
          <table:table-cell office:value-type="float" office:value="0.468745">
            <text:p>0,468745</text:p>
          </table:table-cell>
          <table:table-cell office:value-type="float" office:value="0.741199" table:style-name="ce1">
            <text:p>0,741199</text:p>
          </table:table-cell>
          <table:table-cell office:value-type="float" office:value="0.192728" table:style-name="ce5">
            <text:p>0,192728</text:p>
          </table:table-cell>
          <table:table-cell office:value-type="float" office:value="0.564004">
            <text:p>0,564004</text:p>
          </table:table-cell>
          <table:table-cell office:value-type="float" office:value="0.919871" table:style-name="ce6">
            <text:p>0,919871</text:p>
          </table:table-cell>
          <table:table-cell office:value-type="string" office:string-value="" table:style-name="ce1"/>
        </table:table-row>
        <table:table-row>
          <table:table-cell office:value-type="string" office:string-value="" table:style-name="ce1"/>
          <table:table-cell office:value-type="float" office:value="0.3759" table:style-name="ce7">
            <text:p>0,38</text:p>
          </table:table-cell>
          <table:table-cell office:value-type="float" office:value="0.395586">
            <text:p>0,395586</text:p>
          </table:table-cell>
          <table:table-cell office:value-type="float" office:value="0.645478" table:style-name="ce6">
            <text:p>0,645478</text:p>
          </table:table-cell>
          <table:table-cell office:value-type="float" office:value="0.260606" table:style-name="ce1">
            <text:p>0,260606</text:p>
          </table:table-cell>
          <table:table-cell office:value-type="float" office:value="0.51949">
            <text:p>0,51949</text:p>
          </table:table-cell>
          <table:table-cell office:value-type="float" office:value="0.9718" table:style-name="ce1">
            <text:p>0,9718</text:p>
          </table:table-cell>
          <table:table-cell office:value-type="float" office:value="0.168561" table:style-name="ce5">
            <text:p>0,168561</text:p>
          </table:table-cell>
          <table:table-cell office:value-type="float" office:value="0.745938">
            <text:p>0,745938</text:p>
          </table:table-cell>
          <table:table-cell office:value-type="float" office:value="0.938044" table:style-name="ce6">
            <text:p>0,938044</text:p>
          </table:table-cell>
          <table:table-cell office:value-type="string" office:string-value="" table:style-name="ce1"/>
        </table:table-row>
        <table:table-row>
          <table:table-cell office:value-type="string" office:string-value="" table:style-name="ce1"/>
          <table:table-cell office:value-type="float" office:value="0.337687" table:style-name="ce7">
            <text:p>0,34</text:p>
          </table:table-cell>
          <table:table-cell office:value-type="float" office:value="0.509857">
            <text:p>0,509857</text:p>
          </table:table-cell>
          <table:table-cell office:value-type="float" office:value="0.891601" table:style-name="ce6">
            <text:p>0,891601</text:p>
          </table:table-cell>
          <table:table-cell office:value-type="float" office:value="0.270249" table:style-name="ce1">
            <text:p>0,270249</text:p>
          </table:table-cell>
          <table:table-cell office:value-type="float" office:value="0.309072">
            <text:p>0,309072</text:p>
          </table:table-cell>
          <table:table-cell office:value-type="float" office:value="0.428974" table:style-name="ce1">
            <text:p>0,428974</text:p>
          </table:table-cell>
          <table:table-cell office:value-type="float" office:value="0.133948" table:style-name="ce5">
            <text:p>0,133948</text:p>
          </table:table-cell>
          <table:table-cell office:value-type="float" office:value="0.426727">
            <text:p>0,426727</text:p>
          </table:table-cell>
          <table:table-cell office:value-type="float" office:value="0.5627" table:style-name="ce6">
            <text:p>0,5627</text:p>
          </table:table-cell>
          <table:table-cell office:value-type="string" office:string-value="" table:style-name="ce1"/>
        </table:table-row>
        <table:table-row>
          <table:table-cell office:value-type="string" office:string-value="" table:style-name="ce1"/>
          <table:table-cell office:value-type="float" office:value="0.320926" table:style-name="ce7">
            <text:p>0,32</text:p>
          </table:table-cell>
          <table:table-cell office:value-type="float" office:value="0.439907">
            <text:p>0,439907</text:p>
          </table:table-cell>
          <table:table-cell office:value-type="float" office:value="0.808711" table:style-name="ce6">
            <text:p>0,808711</text:p>
          </table:table-cell>
          <table:table-cell office:value-type="float" office:value="0.272994" table:style-name="ce1">
            <text:p>0,272994</text:p>
          </table:table-cell>
          <table:table-cell office:value-type="float" office:value="0.442095">
            <text:p>0,442095</text:p>
          </table:table-cell>
          <table:table-cell office:value-type="float" office:value="0.693501" table:style-name="ce1">
            <text:p>0,693501</text:p>
          </table:table-cell>
          <table:table-cell office:value-type="float" office:value="0.105998" table:style-name="ce5">
            <text:p>0,105998</text:p>
          </table:table-cell>
          <table:table-cell office:value-type="float" office:value="0.152579">
            <text:p>0,152579</text:p>
          </table:table-cell>
          <table:table-cell office:value-type="float" office:value="0.262512" table:style-name="ce6">
            <text:p>0,262512</text:p>
          </table:table-cell>
          <table:table-cell office:value-type="string" office:string-value="" table:style-name="ce1"/>
        </table:table-row>
        <table:table-row>
          <table:table-cell office:value-type="string" office:string-value="" table:style-name="ce1"/>
          <table:table-cell office:value-type="float" office:value="0.331165" table:style-name="ce7">
            <text:p>0,33</text:p>
          </table:table-cell>
          <table:table-cell office:value-type="float" office:value="0.366247">
            <text:p>0,366247</text:p>
          </table:table-cell>
          <table:table-cell office:value-type="float" office:value="0.528517" table:style-name="ce6">
            <text:p>0,528517</text:p>
          </table:table-cell>
          <table:table-cell office:value-type="float" office:value="0.236659" table:style-name="ce1">
            <text:p>0,236659</text:p>
          </table:table-cell>
          <table:table-cell office:value-type="float" office:value="0.20122">
            <text:p>0,20122</text:p>
          </table:table-cell>
          <table:table-cell office:value-type="float" office:value="0.374202" table:style-name="ce1">
            <text:p>0,374202</text:p>
          </table:table-cell>
          <table:table-cell office:value-type="float" office:value="0.144211" table:style-name="ce5">
            <text:p>0,144211</text:p>
          </table:table-cell>
          <table:table-cell office:value-type="float" office:value="0.379808">
            <text:p>0,379808</text:p>
          </table:table-cell>
          <table:table-cell office:value-type="float" office:value="0.36432" table:style-name="ce6">
            <text:p>0,36432</text:p>
          </table:table-cell>
          <table:table-cell office:value-type="string" office:string-value="" table:style-name="ce1"/>
        </table:table-row>
        <table:table-row>
          <table:table-cell office:value-type="string" office:string-value="" table:style-name="ce1"/>
          <table:table-cell office:value-type="float" office:value="0.29497" table:style-name="ce7">
            <text:p>0,29</text:p>
          </table:table-cell>
          <table:table-cell office:value-type="float" office:value="0.523503">
            <text:p>0,523503</text:p>
          </table:table-cell>
          <table:table-cell office:value-type="float" office:value="0.947042" table:style-name="ce6">
            <text:p>0,947042</text:p>
          </table:table-cell>
          <table:table-cell office:value-type="float" office:value="0.373274" table:style-name="ce1">
            <text:p>0,373274</text:p>
          </table:table-cell>
          <table:table-cell office:value-type="float" office:value="0.698895">
            <text:p>0,698895</text:p>
          </table:table-cell>
          <table:table-cell office:value-type="float" office:value="0.893192" table:style-name="ce1">
            <text:p>0,893192</text:p>
          </table:table-cell>
          <table:table-cell office:value-type="float" office:value="0.0920167" table:style-name="ce5">
            <text:p>0,0920167</text:p>
          </table:table-cell>
          <table:table-cell office:value-type="float" office:value="0.156591">
            <text:p>0,156591</text:p>
          </table:table-cell>
          <table:table-cell office:value-type="float" office:value="0.224621" table:style-name="ce6">
            <text:p>0,224621</text:p>
          </table:table-cell>
          <table:table-cell office:value-type="string" office:string-value="" table:style-name="ce1"/>
        </table:table-row>
        <table:table-row>
          <table:table-cell office:value-type="string" office:string-value="" table:style-name="ce1"/>
          <table:table-cell office:value-type="float" office:value="0.424175" table:style-name="ce7">
            <text:p>0,42</text:p>
          </table:table-cell>
          <table:table-cell office:value-type="float" office:value="0.634005">
            <text:p>0,634005</text:p>
          </table:table-cell>
          <table:table-cell office:value-type="float" office:value="0.953276" table:style-name="ce6">
            <text:p>0,953276</text:p>
          </table:table-cell>
          <table:table-cell office:value-type="float" office:value="0.254985" table:style-name="ce1">
            <text:p>0,254985</text:p>
          </table:table-cell>
          <table:table-cell office:value-type="float" office:value="0.51061">
            <text:p>0,51061</text:p>
          </table:table-cell>
          <table:table-cell office:value-type="float" office:value="0.954935" table:style-name="ce1">
            <text:p>0,954935</text:p>
          </table:table-cell>
          <table:table-cell office:value-type="float" office:value="0.255973" table:style-name="ce5">
            <text:p>0,255973</text:p>
          </table:table-cell>
          <table:table-cell office:value-type="float" office:value="0.522175">
            <text:p>0,522175</text:p>
          </table:table-cell>
          <table:table-cell office:value-type="float" office:value="0.826745" table:style-name="ce6">
            <text:p>0,826745</text:p>
          </table:table-cell>
          <table:table-cell office:value-type="string" office:string-value="" table:style-name="ce1"/>
        </table:table-row>
        <table:table-row>
          <table:table-cell office:value-type="string" office:string-value="" table:style-name="ce1"/>
          <table:table-cell office:value-type="float" office:value="0.446715" table:style-name="ce7">
            <text:p>0,45</text:p>
          </table:table-cell>
          <table:table-cell office:value-type="float" office:value="0.610992">
            <text:p>0,610992</text:p>
          </table:table-cell>
          <table:table-cell office:value-type="float" office:value="0.987194" table:style-name="ce6">
            <text:p>0,987194</text:p>
          </table:table-cell>
          <table:table-cell office:value-type="float" office:value="0.248504" table:style-name="ce1">
            <text:p>0,248504</text:p>
          </table:table-cell>
          <table:table-cell office:value-type="float" office:value="0.238">
            <text:p>0,238</text:p>
          </table:table-cell>
          <table:table-cell office:value-type="float" office:value="0.35003" table:style-name="ce1">
            <text:p>0,35003</text:p>
          </table:table-cell>
          <table:table-cell office:value-type="float" office:value="0.174797" table:style-name="ce5">
            <text:p>0,174797</text:p>
          </table:table-cell>
          <table:table-cell office:value-type="float" office:value="0.585654">
            <text:p>0,585654</text:p>
          </table:table-cell>
          <table:table-cell office:value-type="float" office:value="0.90307" table:style-name="ce6">
            <text:p>0,90307</text:p>
          </table:table-cell>
          <table:table-cell office:value-type="string" office:string-value="" table:style-name="ce1"/>
        </table:table-row>
        <table:table-row>
          <table:table-cell office:value-type="string" office:string-value="" table:style-name="ce1"/>
          <table:table-cell office:value-type="float" office:value="0.265801" table:style-name="ce7">
            <text:p>0,27</text:p>
          </table:table-cell>
          <table:table-cell office:value-type="float" office:value="0.527677">
            <text:p>0,527677</text:p>
          </table:table-cell>
          <table:table-cell office:value-type="float" office:value="0.958387" table:style-name="ce6">
            <text:p>0,958387</text:p>
          </table:table-cell>
          <table:table-cell office:value-type="float" office:value="0.352091" table:style-name="ce1">
            <text:p>0,352091</text:p>
          </table:table-cell>
          <table:table-cell office:value-type="float" office:value="0.447918">
            <text:p>0,447918</text:p>
          </table:table-cell>
          <table:table-cell office:value-type="float" office:value="0.865879" table:style-name="ce1">
            <text:p>0,865879</text:p>
          </table:table-cell>
          <table:table-cell office:value-type="float" office:value="0.149234" table:style-name="ce5">
            <text:p>0,149234</text:p>
          </table:table-cell>
          <table:table-cell office:value-type="float" office:value="0.617676">
            <text:p>0,617676</text:p>
          </table:table-cell>
          <table:table-cell office:value-type="float" office:value="0.80885" table:style-name="ce6">
            <text:p>0,80885</text:p>
          </table:table-cell>
          <table:table-cell office:value-type="string" office:string-value="" table:style-name="ce1"/>
        </table:table-row>
        <table:table-row>
          <table:table-cell office:value-type="string" office:string-value="" table:style-name="ce1"/>
          <table:table-cell office:value-type="float" office:value="0.322705" table:style-name="ce7">
            <text:p>0,32</text:p>
          </table:table-cell>
          <table:table-cell office:value-type="float" office:value="0.321286">
            <text:p>0,321286</text:p>
          </table:table-cell>
          <table:table-cell office:value-type="float" office:value="0.561974" table:style-name="ce6">
            <text:p>0,561974</text:p>
          </table:table-cell>
          <table:table-cell office:value-type="float" office:value="0.451791" table:style-name="ce1">
            <text:p>0,451791</text:p>
          </table:table-cell>
          <table:table-cell office:value-type="float" office:value="0.504305">
            <text:p>0,504305</text:p>
          </table:table-cell>
          <table:table-cell office:value-type="float" office:value="0.891331" table:style-name="ce1">
            <text:p>0,891331</text:p>
          </table:table-cell>
          <table:table-cell office:value-type="float" office:value="0.127" table:style-name="ce5">
            <text:p>0,127</text:p>
          </table:table-cell>
          <table:table-cell office:value-type="float" office:value="0.312704">
            <text:p>0,312704</text:p>
          </table:table-cell>
          <table:table-cell office:value-type="float" office:value="0.398214" table:style-name="ce6">
            <text:p>0,398214</text:p>
          </table:table-cell>
          <table:table-cell office:value-type="string" office:string-value="" table:style-name="ce1"/>
        </table:table-row>
        <table:table-row>
          <table:table-cell office:value-type="string" office:string-value="" table:style-name="ce1"/>
          <table:table-cell office:value-type="float" office:value="0.318501" table:style-name="ce8">
            <text:p>0,32</text:p>
          </table:table-cell>
          <table:table-cell office:value-type="float" office:value="0.362304" table:style-name="ce9">
            <text:p>0,362304</text:p>
          </table:table-cell>
          <table:table-cell office:value-type="float" office:value="0.608577" table:style-name="ce10">
            <text:p>0,608577</text:p>
          </table:table-cell>
          <table:table-cell office:value-type="float" office:value="0.288199" table:style-name="ce9">
            <text:p>0,288199</text:p>
          </table:table-cell>
          <table:table-cell office:value-type="float" office:value="0.487979" table:style-name="ce9">
            <text:p>0,487979</text:p>
          </table:table-cell>
          <table:table-cell office:value-type="float" office:value="0.960615" table:style-name="ce9">
            <text:p>0,960615</text:p>
          </table:table-cell>
          <table:table-cell office:value-type="float" office:value="0.107175" table:style-name="ce11">
            <text:p>0,107175</text:p>
          </table:table-cell>
          <table:table-cell office:value-type="float" office:value="0.290326" table:style-name="ce9">
            <text:p>0,290326</text:p>
          </table:table-cell>
          <table:table-cell office:value-type="float" office:value="0.483166" table:style-name="ce10">
            <text:p>0,483166</text:p>
          </table:table-cell>
          <table:table-cell office:value-type="string" office:string-value="" table:style-name="ce1"/>
        </table:table-row>
        <table:table-row>
          <table:table-cell office:value-type="string" office:string-value=""/>
          <table:table-cell office:value-type="float" office:value="0.3319134" table:style-name="ce1" table:formula="=SUM([.B19:.B33])/15">
            <text:p>0,3319134</text:p>
          </table:table-cell>
          <table:table-cell office:value-type="float" office:value="0.479459" table:style-name="ce1" table:formula="=SUM([.C19:.C33])/15">
            <text:p>0,479459</text:p>
          </table:table-cell>
          <table:table-cell office:value-type="float" office:value="0.798129466666667" table:style-name="ce1" table:formula="=SUM([.D19:.D33])/15">
            <text:p>0,798129467</text:p>
          </table:table-cell>
          <table:table-cell office:value-type="float" office:value="0.330116866666667" table:style-name="ce1" table:formula="=SUM([.E19:.E33])/15">
            <text:p>0,330116867</text:p>
          </table:table-cell>
          <table:table-cell office:value-type="float" office:value="0.439004133333333" table:style-name="ce1" table:formula="=SUM([.F19:.F33])/15">
            <text:p>0,439004133</text:p>
          </table:table-cell>
          <table:table-cell office:value-type="float" office:value="0.741039133333333" table:style-name="ce1" table:formula="=SUM([.G19:.G33])/15">
            <text:p>0,741039133</text:p>
          </table:table-cell>
          <table:table-cell office:value-type="float" office:value="0.152439913333333" table:style-name="ce1" table:formula="=SUM([.H19:.H33])/15">
            <text:p>0,152439913</text:p>
          </table:table-cell>
          <table:table-cell office:value-type="float" office:value="0.4447888" table:style-name="ce1" table:formula="=SUM([.I19:.I33])/15">
            <text:p>0,4447888</text:p>
          </table:table-cell>
          <table:table-cell office:value-type="float" office:value="0.656797933333333" table:style-name="ce1" table:formula="=SUM([.J19:.J33])/15">
            <text:p>0,656797933</text:p>
          </table:table-cell>
        </table:table-row>
      </table:table>
      <table:table table:name="Sheet2" table:style-name="ta1">
        <table:table-column/>
        <table:table-row>
          <table:table-cell/>
        </table:table-row>
      </table:table>
      <table:table table:name="Sheet3" table:style-name="ta1">
        <table:table-column/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  <style:default-style style:family="table-cell"/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841.891222259999950pt" fo:page-width="595.276621799999930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style:region-left>
          <text:p>
  
   <text:sheet-name>???</text:sheet-name>
 </text:p>
        </style:region-left>
        <style:region-center>
          <text:p/>
        </style:region-center>
        <style:region-right>
          <text:p/>
        </style:region-right>
      </style:header>
      <style:footer>
        <style:region-left>
          <text:p>
  
   <text:sheet-name>???</text:sheet-name>
  
   <text:page-number>1</text:page-number>
 </text:p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11</meta:generator>
    <dc:title/>
    <meta:initial-creator>Unknown</meta:initial-creator>
    <meta:editing-cycles>3</meta:editing-cycles>
    <dc:date>2017-12-11T00:08:05</dc:date>
    <meta:creation-date>2017-12-10T22:28:28</meta:creation-date>
    <dc:creator>Guilherme Andriotti Momesso</dc:creator>
  </office:meta>
</office:document-meta>
</file>